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7007428248588" calcext:value-type="float">
            <text:p>2.37007</text:p>
          </table:table-cell>
          <table:table-cell office:value-type="float" office:value="2.04044343502825" calcext:value-type="float">
            <text:p>2.04044</text:p>
          </table:table-cell>
          <table:table-cell office:value-type="float" office:value="2.53664569491525" calcext:value-type="float">
            <text:p>2.5366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445423728814" calcext:value-type="float">
            <text:p>2.16445</text:p>
          </table:table-cell>
          <table:table-cell office:value-type="float" office:value="2.34834418079096" calcext:value-type="float">
            <text:p>2.34834</text:p>
          </table:table-cell>
          <table:table-cell office:value-type="float" office:value="3.02758101694915" calcext:value-type="float">
            <text:p>3.0275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815364971751" calcext:value-type="float">
            <text:p>2.33815</text:p>
          </table:table-cell>
          <table:table-cell office:value-type="float" office:value="2.11107364971751" calcext:value-type="float">
            <text:p>2.11107</text:p>
          </table:table-cell>
          <table:table-cell office:value-type="float" office:value="2.78348637288136" calcext:value-type="float">
            <text:p>2.783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514036158192" calcext:value-type="float">
            <text:p>2.33514</text:p>
          </table:table-cell>
          <table:table-cell office:value-type="float" office:value="2.11163301694915" calcext:value-type="float">
            <text:p>2.11163</text:p>
          </table:table-cell>
          <table:table-cell office:value-type="float" office:value="2.86666684745763" calcext:value-type="float">
            <text:p>2.866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283134463277" calcext:value-type="float">
            <text:p>2.33283</text:p>
          </table:table-cell>
          <table:table-cell office:value-type="float" office:value="2.08567722033898" calcext:value-type="float">
            <text:p>2.08568</text:p>
          </table:table-cell>
          <table:table-cell office:value-type="float" office:value="2.73858983050847" calcext:value-type="float">
            <text:p>2.7385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506164971751" calcext:value-type="float">
            <text:p>2.31506</text:p>
          </table:table-cell>
          <table:table-cell office:value-type="float" office:value="2.19134074576271" calcext:value-type="float">
            <text:p>2.19134</text:p>
          </table:table-cell>
          <table:table-cell office:value-type="float" office:value="3.02009355932203" calcext:value-type="float">
            <text:p>3.020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299184180791" calcext:value-type="float">
            <text:p>2.31299</text:p>
          </table:table-cell>
          <table:table-cell office:value-type="float" office:value="2.14807410169492" calcext:value-type="float">
            <text:p>2.14807</text:p>
          </table:table-cell>
          <table:table-cell office:value-type="float" office:value="2.82964772881356" calcext:value-type="float">
            <text:p>2.8296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1215618079096" calcext:value-type="float">
            <text:p>2.31216</text:p>
          </table:table-cell>
          <table:table-cell office:value-type="float" office:value="2.20232228248588" calcext:value-type="float">
            <text:p>2.20232</text:p>
          </table:table-cell>
          <table:table-cell office:value-type="float" office:value="3.00613938983051" calcext:value-type="float">
            <text:p>3.006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060612429379" calcext:value-type="float">
            <text:p>2.31061</text:p>
          </table:table-cell>
          <table:table-cell office:value-type="float" office:value="2.16424137853107" calcext:value-type="float">
            <text:p>2.16424</text:p>
          </table:table-cell>
          <table:table-cell office:value-type="float" office:value="2.84684962711864" calcext:value-type="float">
            <text:p>2.846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798307344633" calcext:value-type="float">
            <text:p>2.30798</text:p>
          </table:table-cell>
          <table:table-cell office:value-type="float" office:value="2.17758070056497" calcext:value-type="float">
            <text:p>2.17758</text:p>
          </table:table-cell>
          <table:table-cell office:value-type="float" office:value="2.90689274576271" calcext:value-type="float">
            <text:p>2.906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746409039548" calcext:value-type="float">
            <text:p>2.30746</text:p>
          </table:table-cell>
          <table:table-cell office:value-type="float" office:value="2.19975957062147" calcext:value-type="float">
            <text:p>2.19976</text:p>
          </table:table-cell>
          <table:table-cell office:value-type="float" office:value="3.00224949152542" calcext:value-type="float">
            <text:p>3.0022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601459887006" calcext:value-type="float">
            <text:p>2.22601</text:p>
          </table:table-cell>
          <table:table-cell office:value-type="float" office:value="2.30742081355932" calcext:value-type="float">
            <text:p>2.30742</text:p>
          </table:table-cell>
          <table:table-cell office:value-type="float" office:value="3.08686888135593" calcext:value-type="float">
            <text:p>3.086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439952542373" calcext:value-type="float">
            <text:p>2.2244</text:p>
          </table:table-cell>
          <table:table-cell office:value-type="float" office:value="2.29304449717514" calcext:value-type="float">
            <text:p>2.29304</text:p>
          </table:table-cell>
          <table:table-cell office:value-type="float" office:value="3.03823349152542" calcext:value-type="float">
            <text:p>3.038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993670056497" calcext:value-type="float">
            <text:p>2.23994</text:p>
          </table:table-cell>
          <table:table-cell office:value-type="float" office:value="2.28655828248588" calcext:value-type="float">
            <text:p>2.28656</text:p>
          </table:table-cell>
          <table:table-cell office:value-type="float" office:value="3.06074847457627" calcext:value-type="float">
            <text:p>3.060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8550542372881" calcext:value-type="float">
            <text:p>2.28551</text:p>
          </table:table-cell>
          <table:table-cell office:value-type="float" office:value="2.1960795480226" calcext:value-type="float">
            <text:p>2.19608</text:p>
          </table:table-cell>
          <table:table-cell office:value-type="float" office:value="2.89971525423729" calcext:value-type="float">
            <text:p>2.899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54597740113" calcext:value-type="float">
            <text:p>2.21546</text:p>
          </table:table-cell>
          <table:table-cell office:value-type="float" office:value="2.28434203389831" calcext:value-type="float">
            <text:p>2.28434</text:p>
          </table:table-cell>
          <table:table-cell office:value-type="float" office:value="3.11454155932203" calcext:value-type="float">
            <text:p>3.114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4617979661017" calcext:value-type="float">
            <text:p>2.24618</text:p>
          </table:table-cell>
          <table:table-cell office:value-type="float" office:value="2.28302759322034" calcext:value-type="float">
            <text:p>2.28303</text:p>
          </table:table-cell>
          <table:table-cell office:value-type="float" office:value="3.03254074576271" calcext:value-type="float">
            <text:p>3.032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033665536723" calcext:value-type="float">
            <text:p>2.28034</text:p>
          </table:table-cell>
          <table:table-cell office:value-type="float" office:value="2.19728637288136" calcext:value-type="float">
            <text:p>2.19729</text:p>
          </table:table-cell>
          <table:table-cell office:value-type="float" office:value="2.91116474576271" calcext:value-type="float">
            <text:p>2.911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7396515254237" calcext:value-type="float">
            <text:p>2.27397</text:p>
          </table:table-cell>
          <table:table-cell office:value-type="float" office:value="2.2014748700565" calcext:value-type="float">
            <text:p>2.20147</text:p>
          </table:table-cell>
          <table:table-cell office:value-type="float" office:value="2.9378573559322" calcext:value-type="float">
            <text:p>2.9378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327665536723" calcext:value-type="float">
            <text:p>2.27328</text:p>
          </table:table-cell>
          <table:table-cell office:value-type="float" office:value="2.29256524293785" calcext:value-type="float">
            <text:p>2.29257</text:p>
          </table:table-cell>
          <table:table-cell office:value-type="float" office:value="3.27627498305085" calcext:value-type="float">
            <text:p>3.2762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755249717514" calcext:value-type="float">
            <text:p>2.20755</text:p>
          </table:table-cell>
          <table:table-cell office:value-type="float" office:value="2.27308967231638" calcext:value-type="float">
            <text:p>2.27309</text:p>
          </table:table-cell>
          <table:table-cell office:value-type="float" office:value="2.90368596610169" calcext:value-type="float">
            <text:p>2.9036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721138079096" calcext:value-type="float">
            <text:p>2.27211</text:p>
          </table:table-cell>
          <table:table-cell office:value-type="float" office:value="2.18745188700565" calcext:value-type="float">
            <text:p>2.18745</text:p>
          </table:table-cell>
          <table:table-cell office:value-type="float" office:value="2.89713193220339" calcext:value-type="float">
            <text:p>2.897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508004519774" calcext:value-type="float">
            <text:p>2.22508</text:p>
          </table:table-cell>
          <table:table-cell office:value-type="float" office:value="2.2711851299435" calcext:value-type="float">
            <text:p>2.27119</text:p>
          </table:table-cell>
          <table:table-cell office:value-type="float" office:value="2.95285450847458" calcext:value-type="float">
            <text:p>2.952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06987570621" calcext:value-type="float">
            <text:p>2.23407</text:p>
          </table:table-cell>
          <table:table-cell office:value-type="float" office:value="2.27023077966102" calcext:value-type="float">
            <text:p>2.27023</text:p>
          </table:table-cell>
          <table:table-cell office:value-type="float" office:value="2.95680298305085" calcext:value-type="float">
            <text:p>2.95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453412429379" calcext:value-type="float">
            <text:p>2.26453</text:p>
          </table:table-cell>
          <table:table-cell office:value-type="float" office:value="2.28924892655367" calcext:value-type="float">
            <text:p>2.28925</text:p>
          </table:table-cell>
          <table:table-cell office:value-type="float" office:value="3.20348745762712" calcext:value-type="float">
            <text:p>3.203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6437692655367" calcext:value-type="float">
            <text:p>2.26438</text:p>
          </table:table-cell>
          <table:table-cell office:value-type="float" office:value="2.25643568361582" calcext:value-type="float">
            <text:p>2.25644</text:p>
          </table:table-cell>
          <table:table-cell office:value-type="float" office:value="3.0071446779661" calcext:value-type="float">
            <text:p>3.007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139297175141" calcext:value-type="float">
            <text:p>2.26139</text:p>
          </table:table-cell>
          <table:table-cell office:value-type="float" office:value="2.30237398870056" calcext:value-type="float">
            <text:p>2.30237</text:p>
          </table:table-cell>
          <table:table-cell office:value-type="float" office:value="3.21879349152542" calcext:value-type="float">
            <text:p>3.2187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597557062147" calcext:value-type="float">
            <text:p>2.25598</text:p>
          </table:table-cell>
          <table:table-cell office:value-type="float" office:value="2.17585444067797" calcext:value-type="float">
            <text:p>2.17585</text:p>
          </table:table-cell>
          <table:table-cell office:value-type="float" office:value="2.67730223728814" calcext:value-type="float">
            <text:p>2.67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71184180791" calcext:value-type="float">
            <text:p>2.25471</text:p>
          </table:table-cell>
          <table:table-cell office:value-type="float" office:value="2.29963749152542" calcext:value-type="float">
            <text:p>2.29964</text:p>
          </table:table-cell>
          <table:table-cell office:value-type="float" office:value="3.14394196610169" calcext:value-type="float">
            <text:p>3.1439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171322033898" calcext:value-type="float">
            <text:p>2.25171</text:p>
          </table:table-cell>
          <table:table-cell office:value-type="float" office:value="2.1467786440678" calcext:value-type="float">
            <text:p>2.14678</text:p>
          </table:table-cell>
          <table:table-cell office:value-type="float" office:value="2.77087728813559" calcext:value-type="float">
            <text:p>2.770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661493785311" calcext:value-type="float">
            <text:p>2.24661</text:p>
          </table:table-cell>
          <table:table-cell office:value-type="float" office:value="2.28552781920904" calcext:value-type="float">
            <text:p>2.28553</text:p>
          </table:table-cell>
          <table:table-cell office:value-type="float" office:value="3.01300772881356" calcext:value-type="float">
            <text:p>3.0130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4062357062147" calcext:value-type="float">
            <text:p>2.24062</text:p>
          </table:table-cell>
          <table:table-cell office:value-type="float" office:value="2.3172566779661" calcext:value-type="float">
            <text:p>2.31726</text:p>
          </table:table-cell>
          <table:table-cell office:value-type="float" office:value="3.23989640677966" calcext:value-type="float">
            <text:p>3.239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640720903955" calcext:value-type="float">
            <text:p>2.23641</text:p>
          </table:table-cell>
          <table:table-cell office:value-type="float" office:value="2.26994596610169" calcext:value-type="float">
            <text:p>2.26995</text:p>
          </table:table-cell>
          <table:table-cell office:value-type="float" office:value="3.0154953220339" calcext:value-type="float">
            <text:p>3.015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595089265537" calcext:value-type="float">
            <text:p>2.23595</text:p>
          </table:table-cell>
          <table:table-cell office:value-type="float" office:value="2.29855676836158" calcext:value-type="float">
            <text:p>2.29856</text:p>
          </table:table-cell>
          <table:table-cell office:value-type="float" office:value="3.13934969491525" calcext:value-type="float">
            <text:p>3.1393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38063276836" calcext:value-type="float">
            <text:p>2.23338</text:p>
          </table:table-cell>
          <table:table-cell office:value-type="float" office:value="2.27049102824859" calcext:value-type="float">
            <text:p>2.27049</text:p>
          </table:table-cell>
          <table:table-cell office:value-type="float" office:value="2.94672976271186" calcext:value-type="float">
            <text:p>2.946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135299435028" calcext:value-type="float">
            <text:p>2.23135</text:p>
          </table:table-cell>
          <table:table-cell office:value-type="float" office:value="2.29652519774011" calcext:value-type="float">
            <text:p>2.29653</text:p>
          </table:table-cell>
          <table:table-cell office:value-type="float" office:value="3.07194738983051" calcext:value-type="float">
            <text:p>3.071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3037197740113" calcext:value-type="float">
            <text:p>2.23037</text:p>
          </table:table-cell>
          <table:table-cell office:value-type="float" office:value="2.2824018079096" calcext:value-type="float">
            <text:p>2.2824</text:p>
          </table:table-cell>
          <table:table-cell office:value-type="float" office:value="2.96314766101695" calcext:value-type="float">
            <text:p>2.9631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900937853107" calcext:value-type="float">
            <text:p>2.22901</text:p>
          </table:table-cell>
          <table:table-cell office:value-type="float" office:value="2.2774004519774" calcext:value-type="float">
            <text:p>2.2774</text:p>
          </table:table-cell>
          <table:table-cell office:value-type="float" office:value="2.9873686779661" calcext:value-type="float">
            <text:p>2.9873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553324293785" calcext:value-type="float">
            <text:p>2.22553</text:p>
          </table:table-cell>
          <table:table-cell office:value-type="float" office:value="2.31840442937853" calcext:value-type="float">
            <text:p>2.3184</text:p>
          </table:table-cell>
          <table:table-cell office:value-type="float" office:value="3.05638020338983" calcext:value-type="float">
            <text:p>3.056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2078458757062" calcext:value-type="float">
            <text:p>2.22078</text:p>
          </table:table-cell>
          <table:table-cell office:value-type="float" office:value="2.31099023728814" calcext:value-type="float">
            <text:p>2.31099</text:p>
          </table:table-cell>
          <table:table-cell office:value-type="float" office:value="3.08226115254237" calcext:value-type="float">
            <text:p>3.082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964142372881" calcext:value-type="float">
            <text:p>2.21964</text:p>
          </table:table-cell>
          <table:table-cell office:value-type="float" office:value="2.33978323163842" calcext:value-type="float">
            <text:p>2.33978</text:p>
          </table:table-cell>
          <table:table-cell office:value-type="float" office:value="3.21809789830508" calcext:value-type="float">
            <text:p>3.218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868546892655" calcext:value-type="float">
            <text:p>2.27869</text:p>
          </table:table-cell>
          <table:table-cell office:value-type="float" office:value="2.21865631638418" calcext:value-type="float">
            <text:p>2.21866</text:p>
          </table:table-cell>
          <table:table-cell office:value-type="float" office:value="3.01051471186441" calcext:value-type="float">
            <text:p>3.0105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864056497175" calcext:value-type="float">
            <text:p>2.21864</text:p>
          </table:table-cell>
          <table:table-cell office:value-type="float" office:value="2.34086587570621" calcext:value-type="float">
            <text:p>2.34087</text:p>
          </table:table-cell>
          <table:table-cell office:value-type="float" office:value="3.24570223728814" calcext:value-type="float">
            <text:p>3.245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1557129943503" calcext:value-type="float">
            <text:p>2.21557</text:p>
          </table:table-cell>
          <table:table-cell office:value-type="float" office:value="2.2696215819209" calcext:value-type="float">
            <text:p>2.26962</text:p>
          </table:table-cell>
          <table:table-cell office:value-type="float" office:value="2.92577572881356" calcext:value-type="float">
            <text:p>2.925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299889265537" calcext:value-type="float">
            <text:p>2.213</text:p>
          </table:table-cell>
          <table:table-cell office:value-type="float" office:value="2.28978589830508" calcext:value-type="float">
            <text:p>2.28979</text:p>
          </table:table-cell>
          <table:table-cell office:value-type="float" office:value="3.0312566779661" calcext:value-type="float">
            <text:p>3.031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1297242937853" calcext:value-type="float">
            <text:p>2.21297</text:p>
          </table:table-cell>
          <table:table-cell office:value-type="float" office:value="2.27879423728814" calcext:value-type="float">
            <text:p>2.27879</text:p>
          </table:table-cell>
          <table:table-cell office:value-type="float" office:value="2.90816488135593" calcext:value-type="float">
            <text:p>2.908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251120903955" calcext:value-type="float">
            <text:p>2.21251</text:p>
          </table:table-cell>
          <table:table-cell office:value-type="float" office:value="2.34916465536723" calcext:value-type="float">
            <text:p>2.34916</text:p>
          </table:table-cell>
          <table:table-cell office:value-type="float" office:value="3.23731118644068" calcext:value-type="float">
            <text:p>3.2373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573351412429" calcext:value-type="float">
            <text:p>2.20573</text:p>
          </table:table-cell>
          <table:table-cell office:value-type="float" office:value="2.25831916384181" calcext:value-type="float">
            <text:p>2.25832</text:p>
          </table:table-cell>
          <table:table-cell office:value-type="float" office:value="2.93994711864407" calcext:value-type="float">
            <text:p>2.939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532933333333" calcext:value-type="float">
            <text:p>2.20533</text:p>
          </table:table-cell>
          <table:table-cell office:value-type="float" office:value="2.28390549152542" calcext:value-type="float">
            <text:p>2.28391</text:p>
          </table:table-cell>
          <table:table-cell office:value-type="float" office:value="2.99347579661017" calcext:value-type="float">
            <text:p>2.9934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377755932203" calcext:value-type="float">
            <text:p>2.20378</text:p>
          </table:table-cell>
          <table:table-cell office:value-type="float" office:value="2.27321383050847" calcext:value-type="float">
            <text:p>2.27321</text:p>
          </table:table-cell>
          <table:table-cell office:value-type="float" office:value="2.87886996610169" calcext:value-type="float">
            <text:p>2.878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8278167231638" calcext:value-type="float">
            <text:p>2.28278</text:p>
          </table:table-cell>
          <table:table-cell office:value-type="float" office:value="2.20090833898305" calcext:value-type="float">
            <text:p>2.20091</text:p>
          </table:table-cell>
          <table:table-cell office:value-type="float" office:value="2.92914115254237" calcext:value-type="float">
            <text:p>2.929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19998314124294" calcext:value-type="float">
            <text:p>2.19998</text:p>
          </table:table-cell>
          <table:table-cell office:value-type="float" office:value="2.35282212429379" calcext:value-type="float">
            <text:p>2.35282</text:p>
          </table:table-cell>
          <table:table-cell office:value-type="float" office:value="3.12072379661017" calcext:value-type="float">
            <text:p>3.120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486485875706" calcext:value-type="float">
            <text:p>2.32486</text:p>
          </table:table-cell>
          <table:table-cell office:value-type="float" office:value="2.19043830508475" calcext:value-type="float">
            <text:p>2.19044</text:p>
          </table:table-cell>
          <table:table-cell office:value-type="float" office:value="3.07063050847458" calcext:value-type="float">
            <text:p>3.070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145896045198" calcext:value-type="float">
            <text:p>2.18146</text:p>
          </table:table-cell>
          <table:table-cell office:value-type="float" office:value="2.36935726553672" calcext:value-type="float">
            <text:p>2.36936</text:p>
          </table:table-cell>
          <table:table-cell office:value-type="float" office:value="3.02221125423729" calcext:value-type="float">
            <text:p>3.022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18067118644068" calcext:value-type="float">
            <text:p>2.18067</text:p>
          </table:table-cell>
          <table:table-cell office:value-type="float" office:value="2.29762655367232" calcext:value-type="float">
            <text:p>2.29763</text:p>
          </table:table-cell>
          <table:table-cell office:value-type="float" office:value="2.95390671186441" calcext:value-type="float">
            <text:p>2.953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6980110734463" calcext:value-type="float">
            <text:p>2.1698</text:p>
          </table:table-cell>
          <table:table-cell office:value-type="float" office:value="2.39037421468927" calcext:value-type="float">
            <text:p>2.39037</text:p>
          </table:table-cell>
          <table:table-cell office:value-type="float" office:value="3.07183728813559" calcext:value-type="float">
            <text:p>3.071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440393220339" calcext:value-type="float">
            <text:p>2.1644</text:p>
          </table:table-cell>
          <table:table-cell office:value-type="float" office:value="2.42044268926554" calcext:value-type="float">
            <text:p>2.42044</text:p>
          </table:table-cell>
          <table:table-cell office:value-type="float" office:value="3.50105220338983" calcext:value-type="float">
            <text:p>3.5010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8125444067797" calcext:value-type="float">
            <text:p>2.28125</text:p>
          </table:table-cell>
          <table:table-cell office:value-type="float" office:value="2.15307907344633" calcext:value-type="float">
            <text:p>2.15308</text:p>
          </table:table-cell>
          <table:table-cell office:value-type="float" office:value="2.74010793220339" calcext:value-type="float">
            <text:p>2.7401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600325423729" calcext:value-type="float">
            <text:p>2.266</text:p>
          </table:table-cell>
          <table:table-cell office:value-type="float" office:value="2.1381282259887" calcext:value-type="float">
            <text:p>2.13813</text:p>
          </table:table-cell>
          <table:table-cell office:value-type="float" office:value="2.82183810169492" calcext:value-type="float">
            <text:p>2.821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857062146893" calcext:value-type="float">
            <text:p>2.31857</text:p>
          </table:table-cell>
          <table:table-cell office:value-type="float" office:value="2.11183265536723" calcext:value-type="float">
            <text:p>2.11183</text:p>
          </table:table-cell>
          <table:table-cell office:value-type="float" office:value="2.68213288135593" calcext:value-type="float">
            <text:p>2.682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4" calcext:value-type="float">
            <text:p>4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4" calcext:value-type="float">
            <text:p>4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5" calcext:value-type="float">
            <text:p>5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1" calcext:value-type="float">
            <text:p>1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0" calcext:value-type="float">
            <text:p>0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1" calcext:value-type="float">
            <text:p>1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4" calcext:value-type="float">
            <text:p>4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5" calcext:value-type="float">
            <text:p>5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1" calcext:value-type="float">
            <text:p>1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5" calcext:value-type="float">
            <text:p>5</text:p>
          </table:table-cell>
          <table:table-cell table:formula="of:=SUM([.BI1:.BI5])" office:value-type="float" office:value="1" calcext:value-type="float">
            <text:p>1</text:p>
          </table:table-cell>
          <table:table-cell table:formula="of:=SUM([.BJ1:.BJ5])" office:value-type="float" office:value="4" calcext:value-type="float">
            <text:p>4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4" calcext:value-type="float">
            <text:p>4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table table:name="Sheet1_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815364971751" calcext:value-type="float">
            <text:p>2.33815</text:p>
          </table:table-cell>
          <table:table-cell office:value-type="float" office:value="2.11107364971751" calcext:value-type="float">
            <text:p>2.11107</text:p>
          </table:table-cell>
          <table:table-cell office:value-type="float" office:value="2.78348637288136" calcext:value-type="float">
            <text:p>2.783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2.25149181619586" calcext:value-type="float">
            <text:p>2.25149</text:p>
          </table:table-cell>
          <table:table-cell table:formula="of:=AVERAGE([.BT1:.BT15])" office:value-type="float" office:value="2.25842851676083" calcext:value-type="float">
            <text:p>2.25843</text:p>
          </table:table-cell>
          <table:table-cell table:formula="of:=AVERAGE([.BU1:.BU15])" office:value-type="float" office:value="3.0089458259887" calcext:value-type="float">
            <text:p>3.0089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283134463277" calcext:value-type="float">
            <text:p>2.33283</text:p>
          </table:table-cell>
          <table:table-cell office:value-type="float" office:value="2.08567722033898" calcext:value-type="float">
            <text:p>2.08568</text:p>
          </table:table-cell>
          <table:table-cell office:value-type="float" office:value="2.73858983050847" calcext:value-type="float">
            <text:p>2.7385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31207946214689" calcext:value-type="float">
            <text:p>2.31208</text:p>
          </table:table-cell>
          <table:table-cell table:formula="of:=AVERAGE([.BT1:.BT5])" office:value-type="float" office:value="2.15511320225989" calcext:value-type="float">
            <text:p>2.15511</text:p>
          </table:table-cell>
          <table:table-cell table:formula="of:=AVERAGE([.BU1:.BU5])" office:value-type="float" office:value="2.87381515932203" calcext:value-type="float">
            <text:p>2.873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798307344633" calcext:value-type="float">
            <text:p>2.30798</text:p>
          </table:table-cell>
          <table:table-cell office:value-type="float" office:value="2.17758070056497" calcext:value-type="float">
            <text:p>2.17758</text:p>
          </table:table-cell>
          <table:table-cell office:value-type="float" office:value="2.90689274576271" calcext:value-type="float">
            <text:p>2.906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746409039548" calcext:value-type="float">
            <text:p>2.30746</text:p>
          </table:table-cell>
          <table:table-cell office:value-type="float" office:value="2.19975957062147" calcext:value-type="float">
            <text:p>2.19976</text:p>
          </table:table-cell>
          <table:table-cell office:value-type="float" office:value="3.00224949152542" calcext:value-type="float">
            <text:p>3.0022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7396515254237" calcext:value-type="float">
            <text:p>2.27397</text:p>
          </table:table-cell>
          <table:table-cell office:value-type="float" office:value="2.2014748700565" calcext:value-type="float">
            <text:p>2.20147</text:p>
          </table:table-cell>
          <table:table-cell office:value-type="float" office:value="2.9378573559322" calcext:value-type="float">
            <text:p>2.9378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453412429379" calcext:value-type="float">
            <text:p>2.26453</text:p>
          </table:table-cell>
          <table:table-cell office:value-type="float" office:value="2.28924892655367" calcext:value-type="float">
            <text:p>2.28925</text:p>
          </table:table-cell>
          <table:table-cell office:value-type="float" office:value="3.20348745762712" calcext:value-type="float">
            <text:p>3.203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139297175141" calcext:value-type="float">
            <text:p>2.26139</text:p>
          </table:table-cell>
          <table:table-cell office:value-type="float" office:value="2.30237398870056" calcext:value-type="float">
            <text:p>2.30237</text:p>
          </table:table-cell>
          <table:table-cell office:value-type="float" office:value="3.21879349152542" calcext:value-type="float">
            <text:p>3.2187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38063276836" calcext:value-type="float">
            <text:p>2.23338</text:p>
          </table:table-cell>
          <table:table-cell office:value-type="float" office:value="2.27049102824859" calcext:value-type="float">
            <text:p>2.27049</text:p>
          </table:table-cell>
          <table:table-cell office:value-type="float" office:value="2.94672976271186" calcext:value-type="float">
            <text:p>2.946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3037197740113" calcext:value-type="float">
            <text:p>2.23037</text:p>
          </table:table-cell>
          <table:table-cell office:value-type="float" office:value="2.2824018079096" calcext:value-type="float">
            <text:p>2.2824</text:p>
          </table:table-cell>
          <table:table-cell office:value-type="float" office:value="2.96314766101695" calcext:value-type="float">
            <text:p>2.9631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553324293785" calcext:value-type="float">
            <text:p>2.22553</text:p>
          </table:table-cell>
          <table:table-cell office:value-type="float" office:value="2.31840442937853" calcext:value-type="float">
            <text:p>2.3184</text:p>
          </table:table-cell>
          <table:table-cell office:value-type="float" office:value="3.05638020338983" calcext:value-type="float">
            <text:p>3.056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2078458757062" calcext:value-type="float">
            <text:p>2.22078</text:p>
          </table:table-cell>
          <table:table-cell office:value-type="float" office:value="2.31099023728814" calcext:value-type="float">
            <text:p>2.31099</text:p>
          </table:table-cell>
          <table:table-cell office:value-type="float" office:value="3.08226115254237" calcext:value-type="float">
            <text:p>3.082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299889265537" calcext:value-type="float">
            <text:p>2.213</text:p>
          </table:table-cell>
          <table:table-cell office:value-type="float" office:value="2.28978589830508" calcext:value-type="float">
            <text:p>2.28979</text:p>
          </table:table-cell>
          <table:table-cell office:value-type="float" office:value="3.0312566779661" calcext:value-type="float">
            <text:p>3.031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251120903955" calcext:value-type="float">
            <text:p>2.21251</text:p>
          </table:table-cell>
          <table:table-cell office:value-type="float" office:value="2.34916465536723" calcext:value-type="float">
            <text:p>2.34916</text:p>
          </table:table-cell>
          <table:table-cell office:value-type="float" office:value="3.23731118644068" calcext:value-type="float">
            <text:p>3.2373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18067118644068" calcext:value-type="float">
            <text:p>2.18067</text:p>
          </table:table-cell>
          <table:table-cell office:value-type="float" office:value="2.29762655367232" calcext:value-type="float">
            <text:p>2.29763</text:p>
          </table:table-cell>
          <table:table-cell office:value-type="float" office:value="2.95390671186441" calcext:value-type="float">
            <text:p>2.953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6980110734463" calcext:value-type="float">
            <text:p>2.1698</text:p>
          </table:table-cell>
          <table:table-cell office:value-type="float" office:value="2.39037421468927" calcext:value-type="float">
            <text:p>2.39037</text:p>
          </table:table-cell>
          <table:table-cell office:value-type="float" office:value="3.07183728813559" calcext:value-type="float">
            <text:p>3.071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7007428248588" calcext:value-type="float">
            <text:p>2.37007</text:p>
          </table:table-cell>
          <table:table-cell office:value-type="float" office:value="2.04044343502825" calcext:value-type="float">
            <text:p>2.04044</text:p>
          </table:table-cell>
          <table:table-cell office:value-type="float" office:value="2.53664569491525" calcext:value-type="float">
            <text:p>2.5366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2.2531898952919" calcext:value-type="float">
            <text:p>2.25319</text:p>
          </table:table-cell>
          <table:table-cell table:formula="of:=AVERAGE([.BT16:.BT30])" office:value-type="float" office:value="2.25723787269303" calcext:value-type="float">
            <text:p>2.25724</text:p>
          </table:table-cell>
          <table:table-cell table:formula="of:=AVERAGE([.BU16:.BU30])" office:value-type="float" office:value="3.00202015819209" calcext:value-type="float">
            <text:p>3.00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514036158192" calcext:value-type="float">
            <text:p>2.33514</text:p>
          </table:table-cell>
          <table:table-cell office:value-type="float" office:value="2.11163301694915" calcext:value-type="float">
            <text:p>2.11163</text:p>
          </table:table-cell>
          <table:table-cell office:value-type="float" office:value="2.86666684745763" calcext:value-type="float">
            <text:p>2.866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2.32025072090396" calcext:value-type="float">
            <text:p>2.32025</text:p>
          </table:table-cell>
          <table:table-cell table:formula="of:=AVERAGE([.BT16:.BT20])" office:value-type="float" office:value="2.16224107118644" calcext:value-type="float">
            <text:p>2.16224</text:p>
          </table:table-cell>
          <table:table-cell table:formula="of:=AVERAGE([.BU16:.BU20])" office:value-type="float" office:value="2.90651530847458" calcext:value-type="float">
            <text:p>2.90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1215618079096" calcext:value-type="float">
            <text:p>2.31216</text:p>
          </table:table-cell>
          <table:table-cell office:value-type="float" office:value="2.20232228248588" calcext:value-type="float">
            <text:p>2.20232</text:p>
          </table:table-cell>
          <table:table-cell office:value-type="float" office:value="3.00613938983051" calcext:value-type="float">
            <text:p>3.006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060612429379" calcext:value-type="float">
            <text:p>2.31061</text:p>
          </table:table-cell>
          <table:table-cell office:value-type="float" office:value="2.16424137853107" calcext:value-type="float">
            <text:p>2.16424</text:p>
          </table:table-cell>
          <table:table-cell office:value-type="float" office:value="2.84684962711864" calcext:value-type="float">
            <text:p>2.846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327665536723" calcext:value-type="float">
            <text:p>2.27328</text:p>
          </table:table-cell>
          <table:table-cell office:value-type="float" office:value="2.29256524293785" calcext:value-type="float">
            <text:p>2.29257</text:p>
          </table:table-cell>
          <table:table-cell office:value-type="float" office:value="3.27627498305085" calcext:value-type="float">
            <text:p>3.2762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6437692655367" calcext:value-type="float">
            <text:p>2.26438</text:p>
          </table:table-cell>
          <table:table-cell office:value-type="float" office:value="2.25643568361582" calcext:value-type="float">
            <text:p>2.25644</text:p>
          </table:table-cell>
          <table:table-cell office:value-type="float" office:value="3.0071446779661" calcext:value-type="float">
            <text:p>3.007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597557062147" calcext:value-type="float">
            <text:p>2.25598</text:p>
          </table:table-cell>
          <table:table-cell office:value-type="float" office:value="2.17585444067797" calcext:value-type="float">
            <text:p>2.17585</text:p>
          </table:table-cell>
          <table:table-cell office:value-type="float" office:value="2.67730223728814" calcext:value-type="float">
            <text:p>2.67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661493785311" calcext:value-type="float">
            <text:p>2.24661</text:p>
          </table:table-cell>
          <table:table-cell office:value-type="float" office:value="2.28552781920904" calcext:value-type="float">
            <text:p>2.28553</text:p>
          </table:table-cell>
          <table:table-cell office:value-type="float" office:value="3.01300772881356" calcext:value-type="float">
            <text:p>3.0130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135299435028" calcext:value-type="float">
            <text:p>2.23135</text:p>
          </table:table-cell>
          <table:table-cell office:value-type="float" office:value="2.29652519774011" calcext:value-type="float">
            <text:p>2.29653</text:p>
          </table:table-cell>
          <table:table-cell office:value-type="float" office:value="3.07194738983051" calcext:value-type="float">
            <text:p>3.071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900937853107" calcext:value-type="float">
            <text:p>2.22901</text:p>
          </table:table-cell>
          <table:table-cell office:value-type="float" office:value="2.2774004519774" calcext:value-type="float">
            <text:p>2.2774</text:p>
          </table:table-cell>
          <table:table-cell office:value-type="float" office:value="2.9873686779661" calcext:value-type="float">
            <text:p>2.9873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964142372881" calcext:value-type="float">
            <text:p>2.21964</text:p>
          </table:table-cell>
          <table:table-cell office:value-type="float" office:value="2.33978323163842" calcext:value-type="float">
            <text:p>2.33978</text:p>
          </table:table-cell>
          <table:table-cell office:value-type="float" office:value="3.21809789830508" calcext:value-type="float">
            <text:p>3.218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377755932203" calcext:value-type="float">
            <text:p>2.20378</text:p>
          </table:table-cell>
          <table:table-cell office:value-type="float" office:value="2.27321383050847" calcext:value-type="float">
            <text:p>2.27321</text:p>
          </table:table-cell>
          <table:table-cell office:value-type="float" office:value="2.87886996610169" calcext:value-type="float">
            <text:p>2.878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19998314124294" calcext:value-type="float">
            <text:p>2.19998</text:p>
          </table:table-cell>
          <table:table-cell office:value-type="float" office:value="2.35282212429379" calcext:value-type="float">
            <text:p>2.35282</text:p>
          </table:table-cell>
          <table:table-cell office:value-type="float" office:value="3.12072379661017" calcext:value-type="float">
            <text:p>3.120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145896045198" calcext:value-type="float">
            <text:p>2.18146</text:p>
          </table:table-cell>
          <table:table-cell office:value-type="float" office:value="2.36935726553672" calcext:value-type="float">
            <text:p>2.36936</text:p>
          </table:table-cell>
          <table:table-cell office:value-type="float" office:value="3.02221125423729" calcext:value-type="float">
            <text:p>3.022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440393220339" calcext:value-type="float">
            <text:p>2.1644</text:p>
          </table:table-cell>
          <table:table-cell office:value-type="float" office:value="2.42044268926554" calcext:value-type="float">
            <text:p>2.42044</text:p>
          </table:table-cell>
          <table:table-cell office:value-type="float" office:value="3.50105220338983" calcext:value-type="float">
            <text:p>3.5010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506164971751" calcext:value-type="float">
            <text:p>2.31506</text:p>
          </table:table-cell>
          <table:table-cell office:value-type="float" office:value="2.19134074576271" calcext:value-type="float">
            <text:p>2.19134</text:p>
          </table:table-cell>
          <table:table-cell office:value-type="float" office:value="3.02009355932203" calcext:value-type="float">
            <text:p>3.020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5])" office:value-type="float" office:value="2.24957755028249" calcext:value-type="float">
            <text:p>2.24958</text:p>
          </table:table-cell>
          <table:table-cell table:formula="of:=AVERAGE([.BT31:.BT45])" office:value-type="float" office:value="2.24559430357815" calcext:value-type="float">
            <text:p>2.24559</text:p>
          </table:table-cell>
          <table:table-cell table:formula="of:=AVERAGE([.BU31:.BU45])" office:value-type="float" office:value="2.99202531073446" calcext:value-type="float">
            <text:p>2.99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299184180791" calcext:value-type="float">
            <text:p>2.31299</text:p>
          </table:table-cell>
          <table:table-cell office:value-type="float" office:value="2.14807410169492" calcext:value-type="float">
            <text:p>2.14807</text:p>
          </table:table-cell>
          <table:table-cell office:value-type="float" office:value="2.82964772881356" calcext:value-type="float">
            <text:p>2.8296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2.29320187570621" calcext:value-type="float">
            <text:p>2.2932</text:p>
          </table:table-cell>
          <table:table-cell table:formula="of:=AVERAGE([.BT31:.BT35])" office:value-type="float" office:value="2.18404653107345" calcext:value-type="float">
            <text:p>2.18405</text:p>
          </table:table-cell>
          <table:table-cell table:formula="of:=AVERAGE([.BU31:.BU35])" office:value-type="float" office:value="2.9115506440678" calcext:value-type="float">
            <text:p>2.9115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8550542372881" calcext:value-type="float">
            <text:p>2.28551</text:p>
          </table:table-cell>
          <table:table-cell office:value-type="float" office:value="2.1960795480226" calcext:value-type="float">
            <text:p>2.19608</text:p>
          </table:table-cell>
          <table:table-cell office:value-type="float" office:value="2.89971525423729" calcext:value-type="float">
            <text:p>2.899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033665536723" calcext:value-type="float">
            <text:p>2.28034</text:p>
          </table:table-cell>
          <table:table-cell office:value-type="float" office:value="2.19728637288136" calcext:value-type="float">
            <text:p>2.19729</text:p>
          </table:table-cell>
          <table:table-cell office:value-type="float" office:value="2.91116474576271" calcext:value-type="float">
            <text:p>2.911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721138079096" calcext:value-type="float">
            <text:p>2.27211</text:p>
          </table:table-cell>
          <table:table-cell office:value-type="float" office:value="2.18745188700565" calcext:value-type="float">
            <text:p>2.18745</text:p>
          </table:table-cell>
          <table:table-cell office:value-type="float" office:value="2.89713193220339" calcext:value-type="float">
            <text:p>2.897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71184180791" calcext:value-type="float">
            <text:p>2.25471</text:p>
          </table:table-cell>
          <table:table-cell office:value-type="float" office:value="2.29963749152542" calcext:value-type="float">
            <text:p>2.29964</text:p>
          </table:table-cell>
          <table:table-cell office:value-type="float" office:value="3.14394196610169" calcext:value-type="float">
            <text:p>3.1439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171322033898" calcext:value-type="float">
            <text:p>2.25171</text:p>
          </table:table-cell>
          <table:table-cell office:value-type="float" office:value="2.1467786440678" calcext:value-type="float">
            <text:p>2.14678</text:p>
          </table:table-cell>
          <table:table-cell office:value-type="float" office:value="2.77087728813559" calcext:value-type="float">
            <text:p>2.770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4062357062147" calcext:value-type="float">
            <text:p>2.24062</text:p>
          </table:table-cell>
          <table:table-cell office:value-type="float" office:value="2.3172566779661" calcext:value-type="float">
            <text:p>2.31726</text:p>
          </table:table-cell>
          <table:table-cell office:value-type="float" office:value="3.23989640677966" calcext:value-type="float">
            <text:p>3.239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640720903955" calcext:value-type="float">
            <text:p>2.23641</text:p>
          </table:table-cell>
          <table:table-cell office:value-type="float" office:value="2.26994596610169" calcext:value-type="float">
            <text:p>2.26995</text:p>
          </table:table-cell>
          <table:table-cell office:value-type="float" office:value="3.0154953220339" calcext:value-type="float">
            <text:p>3.015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595089265537" calcext:value-type="float">
            <text:p>2.23595</text:p>
          </table:table-cell>
          <table:table-cell office:value-type="float" office:value="2.29855676836158" calcext:value-type="float">
            <text:p>2.29856</text:p>
          </table:table-cell>
          <table:table-cell office:value-type="float" office:value="3.13934969491525" calcext:value-type="float">
            <text:p>3.1393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864056497175" calcext:value-type="float">
            <text:p>2.21864</text:p>
          </table:table-cell>
          <table:table-cell office:value-type="float" office:value="2.34086587570621" calcext:value-type="float">
            <text:p>2.34087</text:p>
          </table:table-cell>
          <table:table-cell office:value-type="float" office:value="3.24570223728814" calcext:value-type="float">
            <text:p>3.245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1557129943503" calcext:value-type="float">
            <text:p>2.21557</text:p>
          </table:table-cell>
          <table:table-cell office:value-type="float" office:value="2.2696215819209" calcext:value-type="float">
            <text:p>2.26962</text:p>
          </table:table-cell>
          <table:table-cell office:value-type="float" office:value="2.92577572881356" calcext:value-type="float">
            <text:p>2.925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1297242937853" calcext:value-type="float">
            <text:p>2.21297</text:p>
          </table:table-cell>
          <table:table-cell office:value-type="float" office:value="2.27879423728814" calcext:value-type="float">
            <text:p>2.27879</text:p>
          </table:table-cell>
          <table:table-cell office:value-type="float" office:value="2.90816488135593" calcext:value-type="float">
            <text:p>2.908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573351412429" calcext:value-type="float">
            <text:p>2.20573</text:p>
          </table:table-cell>
          <table:table-cell office:value-type="float" office:value="2.25831916384181" calcext:value-type="float">
            <text:p>2.25832</text:p>
          </table:table-cell>
          <table:table-cell office:value-type="float" office:value="2.93994711864407" calcext:value-type="float">
            <text:p>2.939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532933333333" calcext:value-type="float">
            <text:p>2.20533</text:p>
          </table:table-cell>
          <table:table-cell office:value-type="float" office:value="2.28390549152542" calcext:value-type="float">
            <text:p>2.28391</text:p>
          </table:table-cell>
          <table:table-cell office:value-type="float" office:value="2.99347579661017" calcext:value-type="float">
            <text:p>2.9934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445423728814" calcext:value-type="float">
            <text:p>2.16445</text:p>
          </table:table-cell>
          <table:table-cell office:value-type="float" office:value="2.34834418079096" calcext:value-type="float">
            <text:p>2.34834</text:p>
          </table:table-cell>
          <table:table-cell office:value-type="float" office:value="3.02758101694915" calcext:value-type="float">
            <text:p>3.0275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2.24902049114878" calcext:value-type="float">
            <text:p>2.24902</text:p>
          </table:table-cell>
          <table:table-cell table:formula="of:=AVERAGE([.BT46:.BT60])" office:value-type="float" office:value="2.24201905988701" calcext:value-type="float">
            <text:p>2.24202</text:p>
          </table:table-cell>
          <table:table-cell table:formula="of:=AVERAGE([.BU46:.BU60])" office:value-type="float" office:value="2.96188152768362" calcext:value-type="float">
            <text:p>2.961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601459887006" calcext:value-type="float">
            <text:p>2.22601</text:p>
          </table:table-cell>
          <table:table-cell office:value-type="float" office:value="2.30742081355932" calcext:value-type="float">
            <text:p>2.30742</text:p>
          </table:table-cell>
          <table:table-cell office:value-type="float" office:value="3.08686888135593" calcext:value-type="float">
            <text:p>3.086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2.21405296723164" calcext:value-type="float">
            <text:p>2.21405</text:p>
          </table:table-cell>
          <table:table-cell table:formula="of:=AVERAGE([.BT46:.BT50])" office:value-type="float" office:value="2.30394196158192" calcext:value-type="float">
            <text:p>2.30394</text:p>
          </table:table-cell>
          <table:table-cell table:formula="of:=AVERAGE([.BU46:.BU50])" office:value-type="float" office:value="3.06559468474576" calcext:value-type="float">
            <text:p>3.06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439952542373" calcext:value-type="float">
            <text:p>2.2244</text:p>
          </table:table-cell>
          <table:table-cell office:value-type="float" office:value="2.29304449717514" calcext:value-type="float">
            <text:p>2.29304</text:p>
          </table:table-cell>
          <table:table-cell office:value-type="float" office:value="3.03823349152542" calcext:value-type="float">
            <text:p>3.038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993670056497" calcext:value-type="float">
            <text:p>2.23994</text:p>
          </table:table-cell>
          <table:table-cell office:value-type="float" office:value="2.28655828248588" calcext:value-type="float">
            <text:p>2.28656</text:p>
          </table:table-cell>
          <table:table-cell office:value-type="float" office:value="3.06074847457627" calcext:value-type="float">
            <text:p>3.060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54597740113" calcext:value-type="float">
            <text:p>2.21546</text:p>
          </table:table-cell>
          <table:table-cell office:value-type="float" office:value="2.28434203389831" calcext:value-type="float">
            <text:p>2.28434</text:p>
          </table:table-cell>
          <table:table-cell office:value-type="float" office:value="3.11454155932203" calcext:value-type="float">
            <text:p>3.114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4617979661017" calcext:value-type="float">
            <text:p>2.24618</text:p>
          </table:table-cell>
          <table:table-cell office:value-type="float" office:value="2.28302759322034" calcext:value-type="float">
            <text:p>2.28303</text:p>
          </table:table-cell>
          <table:table-cell office:value-type="float" office:value="3.03254074576271" calcext:value-type="float">
            <text:p>3.032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755249717514" calcext:value-type="float">
            <text:p>2.20755</text:p>
          </table:table-cell>
          <table:table-cell office:value-type="float" office:value="2.27308967231638" calcext:value-type="float">
            <text:p>2.27309</text:p>
          </table:table-cell>
          <table:table-cell office:value-type="float" office:value="2.90368596610169" calcext:value-type="float">
            <text:p>2.9036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508004519774" calcext:value-type="float">
            <text:p>2.22508</text:p>
          </table:table-cell>
          <table:table-cell office:value-type="float" office:value="2.2711851299435" calcext:value-type="float">
            <text:p>2.27119</text:p>
          </table:table-cell>
          <table:table-cell office:value-type="float" office:value="2.95285450847458" calcext:value-type="float">
            <text:p>2.952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06987570621" calcext:value-type="float">
            <text:p>2.23407</text:p>
          </table:table-cell>
          <table:table-cell office:value-type="float" office:value="2.27023077966102" calcext:value-type="float">
            <text:p>2.27023</text:p>
          </table:table-cell>
          <table:table-cell office:value-type="float" office:value="2.95680298305085" calcext:value-type="float">
            <text:p>2.95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868546892655" calcext:value-type="float">
            <text:p>2.27869</text:p>
          </table:table-cell>
          <table:table-cell office:value-type="float" office:value="2.21865631638418" calcext:value-type="float">
            <text:p>2.21866</text:p>
          </table:table-cell>
          <table:table-cell office:value-type="float" office:value="3.01051471186441" calcext:value-type="float">
            <text:p>3.0105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8278167231638" calcext:value-type="float">
            <text:p>2.28278</text:p>
          </table:table-cell>
          <table:table-cell office:value-type="float" office:value="2.20090833898305" calcext:value-type="float">
            <text:p>2.20091</text:p>
          </table:table-cell>
          <table:table-cell office:value-type="float" office:value="2.92914115254237" calcext:value-type="float">
            <text:p>2.929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486485875706" calcext:value-type="float">
            <text:p>2.32486</text:p>
          </table:table-cell>
          <table:table-cell office:value-type="float" office:value="2.19043830508475" calcext:value-type="float">
            <text:p>2.19044</text:p>
          </table:table-cell>
          <table:table-cell office:value-type="float" office:value="3.07063050847458" calcext:value-type="float">
            <text:p>3.070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8125444067797" calcext:value-type="float">
            <text:p>2.28125</text:p>
          </table:table-cell>
          <table:table-cell office:value-type="float" office:value="2.15307907344633" calcext:value-type="float">
            <text:p>2.15308</text:p>
          </table:table-cell>
          <table:table-cell office:value-type="float" office:value="2.74010793220339" calcext:value-type="float">
            <text:p>2.7401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600325423729" calcext:value-type="float">
            <text:p>2.266</text:p>
          </table:table-cell>
          <table:table-cell office:value-type="float" office:value="2.1381282259887" calcext:value-type="float">
            <text:p>2.13813</text:p>
          </table:table-cell>
          <table:table-cell office:value-type="float" office:value="2.82183810169492" calcext:value-type="float">
            <text:p>2.821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857062146893" calcext:value-type="float">
            <text:p>2.31857</text:p>
          </table:table-cell>
          <table:table-cell office:value-type="float" office:value="2.11183265536723" calcext:value-type="float">
            <text:p>2.11183</text:p>
          </table:table-cell>
          <table:table-cell office:value-type="float" office:value="2.68213288135593" calcext:value-type="float">
            <text:p>2.682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SUM([.A1:.A5])" office:value-type="float" office:value="4" calcext:value-type="float">
            <text:p>4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5" calcext:value-type="float">
            <text:p>5</text:p>
          </table:table-cell>
          <table:table-cell table:formula="of:=SUM([.D1:.D5])" office:value-type="float" office:value="0" calcext:value-type="float">
            <text:p>0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1" calcext:value-type="float">
            <text:p>1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4" calcext:value-type="float">
            <text:p>4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4" calcext:value-type="float">
            <text:p>4</text:p>
          </table:table-cell>
          <table:table-cell table:formula="of:=SUM([.L1:.L5])" office:value-type="float" office:value="4" calcext:value-type="float">
            <text:p>4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4" calcext:value-type="float">
            <text:p>4</text:p>
          </table:table-cell>
          <table:table-cell table:formula="of:=SUM([.X1:.X5])" office:value-type="float" office:value="4" calcext:value-type="float">
            <text:p>4</text:p>
          </table:table-cell>
          <table:table-cell table:formula="of:=SUM([.Y1:.Y5])" office:value-type="float" office:value="1" calcext:value-type="float">
            <text:p>1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4" calcext:value-type="float">
            <text:p>4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0" calcext:value-type="float">
            <text:p>0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1" calcext:value-type="float">
            <text:p>1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1" calcext:value-type="float">
            <text:p>1</text:p>
          </table:table-cell>
          <table:table-cell table:formula="of:=SUM([.AS1:.AS5])" office:value-type="float" office:value="4" calcext:value-type="float">
            <text:p>4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5" calcext:value-type="float">
            <text:p>5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4" calcext:value-type="float">
            <text:p>4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4" calcext:value-type="float">
            <text:p>4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1" table:target-range-address="Sheet1_2.A1:Sheet1_2.BW63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22:20:09.942512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22:20:49.712841938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9300" meta:object-count="0"/>
  </office:meta>
</office:document-meta>
</file>